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cffdf" draw:textarea-horizontal-align="justify" draw:textarea-vertical-align="middle" draw:auto-grow-height="true" fo:min-height="0.779cm" fo:min-width="1.357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cc99" draw:textarea-horizontal-align="justify" draw:textarea-vertical-align="middle" draw:auto-grow-height="true" fo:min-height="0.779cm" fo:min-width="1.62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fffcc" draw:textarea-horizontal-align="justify" draw:textarea-vertical-align="middle" draw:auto-grow-height="true" fo:min-height="1.493cm" fo:min-width="5.297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style>
    <style:style style:name="P3" style:family="paragraph">
      <style:paragraph-properties fo:text-align="center"/>
    </style:style>
    <style:style style:name="P4" style:family="paragraph">
      <style:paragraph-properties fo:text-align="center"/>
      <style:text-properties fo:font-size="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Courier New'" style:font-family-generic="modern" style:font-pitch="fixed" fo:font-size="10pt"/>
    </style:style>
    <style:style style:name="T1" style:family="text">
      <style:text-properties fo:font-size="10pt"/>
    </style:style>
    <style:style style:name="T2" style:family="text">
      <style:text-properties fo:font-size="14pt"/>
    </style:style>
    <style:style style:name="T3" style:family="text">
      <style:text-properties fo:font-family="'Courier New'" style:font-family-generic="modern" style:font-pitch="fixed"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4.579cm" svg:height="2.548cm" svg:x="8.506cm" svg:y="7.24cm">
            <text:p text:style-name="P1"><text:span text:style-name="T1">Run</text:span></text:p>
            <text:p text:style-name="P1"><text:span text:style-name="T1">Program</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3" draw:layer="layout" svg:width="1.969cm" svg:height="1.27cm" draw:transform="rotate (-1.57079632679579) translate (11.43cm 6.1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375cm" svg:height="1.635cm" svg:x="9.108cm" svg:y="4.92cm">
            <text:p text:style-name="P1"><text:span text:style-name="T1">Interpreter</text:span></text:p>
            <text:p text:style-name="P1"><text:span text:style-name="T1">(Program)</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3" draw:layer="layout" svg:width="1.905cm" svg:height="1.27cm" draw:transform="rotate (-1.57079632679579) translate (11.43cm 3.2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4" draw:layer="layout" svg:width="3.393cm" svg:height="0.806cm" svg:x="9.098cm" svg:y="1.087cm">
              <draw:text-box>
                <text:p text:style-name="P1"><text:span text:style-name="T2">Source Code</text:span></text:p>
              </draw:text-box>
            </draw:frame>
            <draw:custom-shape draw:style-name="gr5" draw:text-style-name="P6" draw:layer="layout" svg:width="5.796cm" svg:height="1.974cm" svg:x="7.897cm" svg:y="1.975cm">
              <text:p text:style-name="P5"><text:span text:style-name="T3"># main()</text:span></text:p>
              <text:p text:style-name="P5"><text:span text:style-name="T3">{</text:span></text:p>
              <text:p text:style-name="P5"><text:span text:style-name="T3"><text:s text:c="3"/></text:span><text:span text:style-name="T3">printf("Hello World");</text:span></text:p>
              <text:p text:style-name="P5"><text:span text:style-name="T3">}</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093cm" fo:margin-bottom="0.093cm" style:text-autospace="none"/>
      <style:text-properties fo:font-family="'Bitstream Vera Sans', Arial" style:font-family-generic="swiss" fo:font-size="10pt" fo:language="en" fo:country="US" style:font-family-asian="'Bitstream Vera Sans', Arial" style:font-family-generic-asian="swiss" style:language-asian="en" style:country-asian="US" style:font-family-complex="'Bitstream Vera Sans', Arial" style:font-family-generic-complex="swiss" style:font-size-complex="10pt"/>
    </style:style>
    <style:style style:name="heading_20_3" style:display-name="heading 3" style:family="graphic">
      <style:paragraph-properties fo:margin-top="0.746cm" fo:margin-bottom="0.31cm" style:text-autospace="none"/>
      <style:text-properties fo:font-family="'Bitstream Vera Sans', Arial" style:font-family-generic="swiss" fo:font-size="12pt" fo:language="en" fo:country="US" fo:font-weight="bold" style:font-family-asian="'Bitstream Vera Sans', Arial" style:font-family-generic-asian="swiss" style:language-asian="en" style:country-asian="US" style:font-family-complex="'Bitstream Vera Sans', Arial" style:font-family-generic-complex="swiss" style:font-size-complex="12pt" style:font-weight-complex="bold"/>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meta:creation-date>2008-08-09T11:30:28</meta:creation-date>
    <dc:date>2008-08-10T07:20:38</dc:date>
    <dc:language>en-US</dc:language>
    <meta:editing-cycles>4</meta:editing-cycles>
    <meta:editing-duration>PT19H43M35S</meta:editing-duration>
    <meta:user-defined meta:name="Info 1"/>
    <meta:user-defined meta:name="Info 2"/>
    <meta:user-defined meta:name="Info 3"/>
    <meta:user-defined meta:name="Info 4"/>
    <meta:document-statistic meta:object-count="8"/>
  </office:meta>
</office:document-meta>
</file>